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Georgia1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df34f" officeooo:paragraph-rsid="000df34f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10a796" officeooo:paragraph-rsid="0010a796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0a796" officeooo:paragraph-rsid="0010a796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12126" officeooo:paragraph-rsid="00112126" style:font-weight-asian="normal" style:font-weight-complex="normal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Georgia1" fo:font-size="12pt" officeooo:rsid="000d0e14" officeooo:paragraph-rsid="000d0e14" style:font-size-asian="12pt" style:font-size-complex="12pt"/>
    </style:style>
    <style:style style:name="P6" style:family="paragraph" style:parent-style-name="Standard">
      <style:text-properties style:use-window-font-color="true" style:font-name="Liberation Serif" fo:font-size="12pt" fo:font-weight="normal" officeooo:rsid="000bfa12" officeooo:paragraph-rsid="000bfa1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0a796" officeooo:paragraph-rsid="0010a796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1eb8a" officeooo:paragraph-rsid="0011eb8a" style:font-weight-asian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0d0e1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0bfa12" officeooo:paragraph-rsid="0014ba2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0d0e1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d0e14" officeooo:paragraph-rsid="000d0e1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5d05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5d05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bfa12" officeooo:paragraph-rsid="0015d05b" style:font-size-asian="12pt" style:font-weight-asian="normal" style:font-size-complex="12pt" style:font-weight-complex="normal"/>
    </style:style>
    <style:style style:name="T1" style:family="text">
      <style:text-properties fo:color="#212121"/>
    </style:style>
    <style:style style:name="T2" style:family="text">
      <style:text-properties fo:color="#212121" officeooo:rsid="000df34f"/>
    </style:style>
    <style:style style:name="T3" style:family="text">
      <style:text-properties fo:color="#000000"/>
    </style:style>
    <style:style style:name="T4" style:family="text">
      <style:text-properties fo:color="#000000" officeooo:rsid="000df34f"/>
    </style:style>
    <style:style style:name="T5" style:family="text">
      <style:text-properties officeooo:rsid="000d0e14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f34f" style:font-weight-asian="bold" style:font-weight-complex="bold"/>
    </style:style>
    <style:style style:name="T10" style:family="text">
      <style:text-properties style:font-name="Georgia1"/>
    </style:style>
    <style:style style:name="T11" style:family="text">
      <style:text-properties officeooo:rsid="00112126"/>
    </style:style>
    <style:style style:name="T12" style:family="text">
      <style:text-properties officeooo:rsid="0011eb8a"/>
    </style:style>
    <style:style style:name="T13" style:family="text">
      <style:text-properties officeooo:rsid="0012d3e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style:text-underline-style="none" fo:font-weight="normal" style:font-weight-asian="normal" style:font-weight-complex="normal"/>
    </style:style>
    <style:style style:name="T17" style:family="text">
      <style:text-properties officeooo:rsid="0015d05b"/>
    </style:style>
    <style:style style:name="T18" style:family="text">
      <style:text-properties officeooo:rsid="00160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8">Titlepage for: </text:span>GNUS-D-16-00040</text:p>
      <text:p text:style-name="P11"/>
      <text:p text:style-name="P9">Title: A unified framework of demographic time</text:p>
      <text:p text:style-name="P6"/>
      <text:p text:style-name="P6">Authors:</text:p>
      <text:p text:style-name="P6">Tim Riffe <text:span text:style-name="T13">(corresponding)</text:span></text:p>
      <text:p text:style-name="P12">Max Planck Institute for Demographic Research </text:p>
      <text:p text:style-name="P12">Konrad-Zuse-Str. 1</text:p>
      <text:p text:style-name="P12">18057 Rostock</text:p>
      <text:p text:style-name="P12">Germany </text:p>
      <text:p text:style-name="P12"/>
      <text:p text:style-name="P5"><text:a xlink:type="simple" xlink:href="mailto:riffe@demogr.mpg.de"><text:span text:style-name="T16">riffe@demogr.mpg.de</text:span></text:a></text:p>
      <text:p text:style-name="P13">tel: +49 176 232 858 45</text:p>
      <text:p text:style-name="P12"><text:span text:style-name="T5">fax: </text:span><text:span text:style-name="T6">+49 381 2081 - 280</text:span></text:p>
      <text:p text:style-name="P10"/>
      <text:p text:style-name="P6">Jonas Schöley</text:p>
      <text:p text:style-name="P15"><text:span text:style-name="T6">Department of Public Health, University of Southern Denmark &amp;</text:span><text:line-break/><text:span text:style-name="T6">Max-Planck Odense Center on the Biodemography of Aging<text:line-break/>J.B. Winsløws Vej 9B, 2nd floor</text:span></text:p>
      <text:p text:style-name="P18">DK-5000 Odense C, Denmark</text:p>
      <text:p text:style-name="P18"><text:span text:style-name="T17">jschoeley@health.sdu.dk </text:span></text:p>
      <text:p text:style-name="P17"/>
      <text:p text:style-name="P6">Francisco Villavicencio </text:p>
      <text:p text:style-name="P14"><text:span text:style-name="T6">Department of Mathematics and Computer Science, University of Southern Denmark</text:span><text:line-break/><text:span text:style-name="T6">&amp; Max-Planck Odense Center on the Biodemography of Aging</text:span><text:line-break/><text:span text:style-name="T6">Campusvej 55,</text:span><text:line-break/><text:span text:style-name="T6">5230 Odense M, Denmark.</text:span></text:p>
      <text:p text:style-name="P14"><text:span text:style-name="T6"/></text:p>
      <text:p text:style-name="P16">villavicencio@imada.sdu.d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Georgia1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Riffe</meta:initial-creator>
    <meta:creation-date>2015-11-04T17:32:30.596896955</meta:creation-date>
    <dc:date>2016-09-09T15:27:27.015716474</dc:date>
    <dc:creator>Tim Riffe</dc:creator>
    <meta:editing-duration>PT19M5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96" meta:character-count="693" meta:non-whitespace-character-count="610"/>
  </office:meta>
</office:document-meta>
</file>